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subtitle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fo:min-height="13.609cm"/>
    </style:style>
    <style:style style:name="pr9" style:family="presentation" style:parent-style-name="Blue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weight="bold"/>
    </style:style>
    <style:style style:name="T5" style:family="text">
      <style:text-properties fo:font-family="FreeMono" style:font-family-generic="modern" style:font-pitch="fixed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Object-Functional Programming in Scala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1">Yuvi Masory</text:span></text:p>
                <text:p text:style-name="P2"><text:span text:style-name="T1">Philadelphia Linux Users Group</text:span></text:p>
                <text:p text:style-name="P2"><text:span text:style-name="T1">Wednesday Feb 2, 2011</text:span>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arn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id="id1"><text:span text:style-name="T2">This is </text:span><text:span text:style-name="T3">not</text:span><text:span text:style-name="T2"> a crash course on Scala.</text:span></text:p>
            <text:p text:id="id2"><text:span text:style-name="T2">That would be boring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oll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you had to choose one language to program in for the rest of your life, what would it be?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What is Scala?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id="id3">Scala is a hybrid functional and object-oriented language</text:p>
              </text:list-item>
              <text:list-item>
                <text:p text:id="id4">Scala primarily targets the Java Virtual Machine</text:p>
              </text:list-item>
              <text:list-item>
                <text:p text:id="id5">Scala is developed by Martin Odersky and his team at EPFL, along with the FOSS 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What is an object-oriented language?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id="id6">Objects = data + behavior</text:p>
              </text:list-item>
              <text:list-item>
                <text:p text:id="id7">Encapsulation</text:p>
              </text:list-item>
              <text:list-item>
                <text:p text:id="id8">Polymorphism</text:p>
              </text:list-item>
              <text:list-item>
                <text:p text:id="id9">Inherit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What is a functional language?</text:p>
          </draw:text-box>
        </draw:frame>
        <draw:frame presentation:style-name="pr9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id="id10" text:style-name="P1">Programs are conceived as one big function converting input to output</text:p>
              </text:list-item>
              <text:list-item>
                <text:p text:id="id11" text:style-name="P1">Functions are first-class</text:p>
              </text:list-item>
              <text:list-item>
                <text:p text:id="id12" text:style-name="P1">Emphasis on immutability</text:p>
              </text:list-item>
              <text:list-item>
                <text:p text:id="id13" text:style-name="P1">Side-effects are discouraged</text:p>
              </text:list-item>
              <text:list-item>
                <text:p text:id="id14" text:style-name="P1">Order of evaluation de-emphasiz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Why do we need <text:span text:style-name="T4">another</text:span> language?</text:p>
          </draw:text-box>
        </draw:frame>
        <draw:frame presentation:style-name="pr8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 text:id="id15">Claim 1: Costs are growing</text:p>
              </text:list-item>
              <text:list-item>
                <text:p text:id="id16">Claim 2: Complexity is growing</text:p>
              </text:list-item>
              <text:list-item>
                <text:p text:id="id17">Claim 3: The free lunch is over</text:p>
              </text:list-item>
              <text:list-item>
                <text:p text:id="id18">Claim 4: The Java/.NET legacy is essential</text:p>
              </text:list-item>
              <text:list-item>
                <text:p text:id="id19">I believe some language needs to solve 1-3 without losing 4</text:p>
              </text:list-item>
              <text:list-item>
                <text:p text:id="id20">I think Scala is the one to do 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ducing cost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id="id21">Boilerplate</text:p>
              </text:list-item>
              <text:list-item>
                <text:p text:id="id22">Type inference</text:p>
              </text:list-item>
              <text:list-item>
                <text:p text:id="id23">Lightweight syntax</text:p>
              </text:list-item>
              <text:list-item>
                <text:p text:id="id24">Static typing</text:p>
              </text:list-item>
              <text:list-item>
                <text:p text:id="id25">XML literal support</text:p>
              </text:list-item>
              <text:list-item>
                <text:p text:id="id26">Pattern match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ducing complexity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id="id27">Cathedral vs. Bazaar</text:p>
              </text:list-item>
              <text:list-item>
                <text:p text:id="id28">Pure object-orientation</text:p>
              </text:list-item>
              <text:list-item>
                <text:p text:id="id29">Immutability</text:p>
              </text:list-item>
              <text:list-item>
                <text:p text:id="id30">The functional sty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free lunch is ov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id="id31">Herb Sutter, 2005</text:p>
              </text:list-item>
              <text:list-item>
                <text:p text:id="id32">http://git.to/scalavsjava</text:p>
              </text:list-item>
              <text:list-item>
                <text:p text:id="id33">http://git.to/scalavsruby</text:p>
              </text:list-item>
              <text:list-item>
                <text:p text:id="id34">Locks &amp; Synchronization</text:p>
              </text:list-item>
              <text:list-item>
                <text:p text:id="id35">Ac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The Java legacy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id="id36">Scala can be used anywhere Java can</text:p>
                <text:list>
                  <text:list-item>
                    <text:p text:id="id37">Martin Odersky wrote <text:span text:style-name="T5">javac</text:span></text:p>
                  </text:list-item>
                </text:list>
              </text:list-item>
              <text:list-item>
                <text:p text:id="id38">Scala can consume any Java resource</text:p>
                <text:list>
                  <text:list-item>
                    <text:p text:id="id39">NO GLUE!</text:p>
                  </text:list-item>
                  <text:list-item>
                    <text:p text:id="id40">No syntactic Kludge</text:p>
                  </text:list-item>
                </text:list>
              </text:list-item>
              <text:list-item>
                <text:p text:id="id41">Scala borrows existing mindshare</text:p>
                <text:list>
                  <text:list-item>
                    <text:p text:id="id42">Looks/feels like Java/C#</text:p>
                  </text:list-item>
                  <text:list-item>
                    <text:p text:id="id43">You can write Java in Scala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ourc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”Scala for Java Refugees”</text:p>
              </text:list-item>
              <text:list-item>
                <text:p>Programming in Scala, 2<text:span text:style-name="T6">nd</text:span> edition (Odersky et al)</text:p>
              </text:list-item>
              <text:list-item>
                <text:p>planetscala.com</text:p>
              </text:list-item>
              <text:list-item>
                <text:p>#scala on freenode</text:p>
              </text:list-item>
              <text:list-item>
                <text:p>yuvimasory.com/flashca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0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Thank you!</text:p>
          </draw:text-box>
        </draw:frame>
        <draw:frame presentation:style-name="pr5" draw:layer="layout" svg:width="25.199cm" svg:height="13.609cm" svg:x="1.4cm" svg:y="5.039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2-02T15:32:47</meta:creation-date>
    <dc:language>fi-FI</dc:language>
    <meta:editing-cycles>53</meta:editing-cycles>
    <meta:editing-duration>PT01H15M27S</meta:editing-duration>
    <meta:initial-creator>Yuvi Masory</meta:initial-creator>
    <dc:date>2011-02-02T18:27:34</dc:date>
    <dc:creator>Yuvi Masory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